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Georgia"/>
    </style:style>
    <style:style style:name="P5" style:family="paragraph" style:parent-style-name="Standard">
      <style:paragraph-properties fo:break-before="page"/>
    </style:style>
    <style:style style:name="P6" style:family="paragraph" style:parent-style-name="Text_20_body" style:list-style-name="">
      <style:paragraph-properties fo:margin-top="0.1665in" fo:margin-bottom="0.0835in" fo:text-align="justify" style:justify-single-word="false" fo:background-color="transparent" style:shadow="none">
        <style:tab-stops/>
        <style:background-image/>
      </style:paragraph-properties>
      <style:text-properties style:font-name="Georgia" fo:font-size="12pt" fo:font-style="normal" fo:font-weight="normal" style:font-name-asian="DejaVu Sans" style:font-size-asian="10.5pt" style:font-style-asian="italic" style:font-weight-asian="normal" style:font-name-complex="DejaVu Sans" style:font-size-complex="12pt" style:font-style-complex="italic" style:font-weight-complex="normal"/>
    </style:style>
    <style:style style:name="P7"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text-properties style:font-name="Arial" fo:font-size="14pt" fo:font-style="normal" fo:font-weight="bold" style:font-name-asian="DejaVu Sans" style:font-size-asian="14pt" style:font-style-asian="italic" style:font-weight-asian="normal" style:font-name-complex="DejaVu Sans" style:font-size-complex="14pt" style:font-style-complex="italic" style:font-weight-complex="normal"/>
    </style:style>
    <style:style style:name="P8" style:family="paragraph" style:parent-style-name="Heading_20_1">
      <style:paragraph-properties fo:text-align="center" style:justify-single-word="false" fo:break-before="page"/>
    </style:style>
    <style:style style:name="P9" style:family="paragraph" style:parent-style-name="Heading_20_1">
      <style:paragraph-properties fo:text-align="center" style:justify-single-word="false" fo:break-before="page"/>
      <style:text-properties fo:font-size="18pt" fo:font-weight="bold" style:font-size-asian="18pt" style:font-weight-asian="bold" style:font-size-complex="18pt"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Georgia"/>
    </style:style>
    <style:style style:name="T2" style:family="text">
      <style:text-properties fo:font-size="18pt"/>
    </style:style>
    <style:style style:name="T3" style:family="text">
      <style:text-properties fo:font-weight="bold"/>
    </style:style>
    <style:style style:name="T4" style:family="text">
      <style:text-properties style:font-size-asian="18pt"/>
    </style:style>
    <style:style style:name="T5" style:family="text">
      <style:text-properties style:font-weight-asian="bold"/>
    </style:style>
    <style:style style:name="T6" style:family="text">
      <style:text-properties style:font-size-complex="18pt"/>
    </style:style>
    <style:style style:name="T7" style:family="text">
      <style:text-properties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FREERDP</text:p>
      <text:p text:style-name="P3">SOFTWARE DESIGN</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By</text:p>
      <text:p text:style-name="P1">Marc-André Moreau</text:p>
      <text:p text:style-name="P1">Jay Sorg</text:p>
      <text:p text:style-name="Standard"/>
      <text:p text:style-name="Standard"/>
      <text:p text:style-name="P1">January 2010</text:p>
      <text:p text:style-name="Standard"/>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FreeRDP<text:tab/>3</text:p>
          <text:p text:style-name="P11">1.1 Overview<text:tab/>3</text:p>
          <text:p text:style-name="P10">2. libfreerdp<text:tab/>4</text:p>
          <text:p text:style-name="P11">2.1 Overview<text:tab/>4</text:p>
          <text:p text:style-name="P10">3. libkbd<text:tab/>5</text:p>
          <text:p text:style-name="P11">3.1 Overview<text:tab/>5</text:p>
          <text:p text:style-name="P10">4. xfreerdp<text:tab/>6</text:p>
          <text:p text:style-name="P11">4.1 Overview<text:tab/>6</text:p>
        </text:index-body>
      </text:table-of-content>
      <text:p text:style-name="Standard"/>
      <text:h text:style-name="P9" text:outline-level="1">1. FreeRDP</text:h>
      <text:p text:style-name="Standard"/>
      <text:h text:style-name="Heading_20_2" text:outline-level="2">1.1 Overview</text:h>
      <text:p text:style-name="Standard"/>
      <text:p text:style-name="P4"><text:tab/>One of the biggest changes in FreeRDP compared to rdesktop is the effort that has been put to make FreeRDP more modular and closer to the design of Microsoft's mstsc.exe client. FreeRDP is not a single program, but a set of programs and libraries for the RDP protocol. Here is a diagram showing the <text:s/>major components forming FreeRDP:</text:p>
      <text:p text:style-name="P2"/>
      <text:p text:style-name="P2"><draw:frame draw:style-name="fr1" draw:name="Object1" text:anchor-type="paragraph" svg:x="-0.0063in" svg:y="0.102in" svg:width="6.8965in" svg:height="4.3965in" draw:z-index="0"><draw:object xlink:href="./Object 1" xlink:type="simple" xlink:show="embed" xlink:actuate="onLoad"/><draw:image xlink:href="./ObjectReplacements/Object 1" xlink:type="simple" xlink:show="embed" xlink:actuate="onLoad"/></draw:frame></text:p>
      <text:p text:style-name="P2"/>
      <text:h text:style-name="P8" text:outline-level="1">2. libfreerdp</text:h>
      <text:p text:style-name="Standard"/>
      <text:h text:style-name="P7" text:outline-level="2">2.1 Overview</text:h>
      <text:h text:style-name="P6" text:outline-level="2"><text:tab/>libfreerdp is the core of FreeRDP. It should be as portable as possible, with most of the operating system specific code being in the other components of FreeRDP. It's goal is nothing more but to provide a client library for the remote desktop protocol. One of the major design flaws of rdesktop is that there is no such library, meaning that there is no clean separation of the code implementing RDP and the code for the X11 interface, making it hard to make user interfaces using libraries other than X11, and also harder to port to other platforms.</text:h>
      <text:h text:style-name="Heading_20_2" text:outline-level="2">2.2 Core</text:h>
      <text:h text:style-name="P6" text:outline-level="2"><text:tab/>The core of the protocol is implemented in rdp.c. This is where data is received and sent at the RDP layer. Received PDUs are dispatched to the different parts of libfreerdp that handle them.</text:h>
      <text:h text:style-name="Heading_20_2" text:outline-level="2">2.3 Capabilities</text:h>
      <text:h text:style-name="P6" text:outline-level="2"><text:tab/>All capability sets have been implemented in capabilities.c, in compliance to [MS-RDPBCGR].</text:h>
      <text:h text:style-name="P6" text:outline-level="2"/>
      <text:h text:style-name="P6" text:outline-level="2"/>
      <text:h text:style-name="P9" text:outline-level="1">3. libkbd</text:h>
      <text:p text:style-name="Standard"/>
      <text:h text:style-name="Heading_20_2" text:outline-level="2">3.1 Overview</text:h>
      <text:p text:style-name="Standard"/>
      <text:p text:style-name="Standard"/>
      <text:h text:style-name="P9" text:outline-level="1">4. xfreerdp</text:h>
      <text:p text:style-name="Standard"/>
      <text:h text:style-name="Heading_20_2" text:outline-level="2">4.1 Overview</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center" style:justify-single-word="false" style:page-number="auto"/>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master-page-name="">
      <style:paragraph-properties fo:text-align="center" style:justify-single-word="false"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7T01:53:14</meta:creation-date>
    <dc:date>2010-01-17T13:39:38</dc:date>
    <meta:editing-duration>PT11H46M24S</meta:editing-duration>
    <meta:editing-cycles>27</meta:editing-cycles>
    <meta:generator>OpenOffice.org/3.1$Unix OpenOffice.org_project/310m19$Build-9420</meta:generator>
    <meta:document-statistic meta:table-count="0" meta:image-count="0" meta:object-count="1" meta:page-count="6" meta:paragraph-count="29" meta:word-count="259" meta:character-count="14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4.445cm" svg:height="1.905cm" svg:x="5.445cm" svg:y="7.35cm">
          <text:p text:style-name="P1">libfreerdp</text:p>
          <draw:enhanced-geometry svg:viewBox="0 0 21600 21600" draw:type="rectangle" draw:enhanced-path="M 0 0 L 21600 0 21600 21600 0 21600 0 0 Z N"/>
        </draw:custom-shape>
        <draw:custom-shape draw:style-name="gr1" draw:text-style-name="P1" draw:id="id1" draw:layer="layout" svg:width="4.445cm" svg:height="1.905cm" svg:x="8.62cm" svg:y="3.54cm">
          <text:p text:style-name="P1">xfreerdp</text:p>
          <draw:enhanced-geometry svg:viewBox="0 0 21600 21600" draw:type="rectangle" draw:enhanced-path="M 0 0 L 21600 0 21600 21600 0 21600 0 0 Z N"/>
        </draw:custom-shape>
        <draw:custom-shape draw:style-name="gr1" draw:text-style-name="P1" draw:id="id2" draw:layer="layout" svg:width="3.175cm" svg:height="1.27cm" svg:x="15.605cm" svg:y="5.445cm">
          <text:p text:style-name="P1">libkbd</text:p>
          <draw:enhanced-geometry svg:viewBox="0 0 21600 21600" draw:type="rectangle" draw:enhanced-path="M 0 0 L 21600 0 21600 21600 0 21600 0 0 Z N"/>
        </draw:custom-shape>
        <draw:connector draw:style-name="gr2" draw:text-style-name="P1" draw:layer="layout" svg:x1="13.065cm" svg:y1="4.492cm" svg:x2="17.192cm" svg:y2="5.445cm" draw:start-shape="id1" draw:start-glue-point="1" draw:end-shape="id2" draw:end-glue-point="0" svg:d="m13065 4492h4127v953">
          <text:p/>
        </draw:connector>
        <draw:connector draw:style-name="gr2" draw:text-style-name="P1" draw:layer="layout" svg:x1="10.842cm" svg:y1="5.445cm" svg:x2="7.667cm" svg:y2="7.35cm" draw:start-shape="id1" draw:start-glue-point="2" draw:end-shape="id3" svg:d="m10842 5445v952h-3175v953">
          <text:p/>
        </draw:connector>
        <draw:custom-shape draw:style-name="gr1" draw:text-style-name="P1" draw:id="id4" draw:layer="layout" svg:width="3.81cm" svg:height="1.905cm" svg:x="11.16cm" svg:y="7.35cm">
          <text:p text:style-name="P1">channel</text:p>
          <text:p text:style-name="P1">plugins</text:p>
          <draw:enhanced-geometry svg:viewBox="0 0 21600 21600" draw:type="rectangle" draw:enhanced-path="M 0 0 L 21600 0 21600 21600 0 21600 0 0 Z N"/>
        </draw:custom-shape>
        <draw:connector draw:style-name="gr2" draw:text-style-name="P1" draw:layer="layout" svg:x1="10.842cm" svg:y1="5.445cm" svg:x2="13.065cm" svg:y2="7.35cm" draw:start-shape="id1" draw:start-glue-point="2" draw:end-shape="id4" svg:d="m10842 5445v952h2223v953">
          <text:p/>
        </draw:connector>
        <draw:custom-shape draw:style-name="gr1" draw:text-style-name="P1" draw:id="id5" draw:layer="layout" svg:width="3.81cm" svg:height="1.27cm" svg:x="6.715cm" svg:y="11.795cm">
          <text:p text:style-name="P1">rdpsnd</text:p>
          <draw:enhanced-geometry svg:viewBox="0 0 21600 21600" draw:type="rectangle" draw:enhanced-path="M 0 0 L 21600 0 21600 21600 0 21600 0 0 Z N"/>
        </draw:custom-shape>
        <draw:custom-shape draw:style-name="gr1" draw:text-style-name="P1" draw:id="id6" draw:layer="layout" svg:width="3.81cm" svg:height="1.27cm" svg:x="11.16cm" svg:y="11.795cm">
          <text:p text:style-name="P1">rdpdr</text:p>
          <draw:enhanced-geometry svg:viewBox="0 0 21600 21600" draw:type="rectangle" draw:enhanced-path="M 0 0 L 21600 0 21600 21600 0 21600 0 0 Z N"/>
        </draw:custom-shape>
        <draw:connector draw:style-name="gr2" draw:text-style-name="P1" draw:layer="layout" svg:x1="13.065cm" svg:y1="9.255cm" svg:x2="8.62cm" svg:y2="11.795cm" draw:start-shape="id4" draw:start-glue-point="2" draw:end-shape="id5" svg:d="m13065 9255v1270h-4445v1270">
          <text:p/>
        </draw:connector>
        <draw:connector draw:style-name="gr2" draw:text-style-name="P1" draw:layer="layout" svg:x1="13.065cm" svg:y1="9.255cm" svg:x2="13.065cm" svg:y2="11.795cm" draw:start-shape="id4" draw:start-glue-point="2" draw:end-shape="id6" svg:d="m13065 9255v2540">
          <text:p/>
        </draw:connector>
        <draw:custom-shape draw:style-name="gr1" draw:text-style-name="P1" draw:id="id7" draw:layer="layout" svg:width="3.81cm" svg:height="1.27cm" svg:x="15.605cm" svg:y="11.795cm">
          <text:p text:style-name="P1">cliprdr</text:p>
          <draw:enhanced-geometry svg:viewBox="0 0 21600 21600" draw:type="rectangle" draw:enhanced-path="M 0 0 L 21600 0 21600 21600 0 21600 0 0 Z N"/>
        </draw:custom-shape>
        <draw:connector draw:style-name="gr2" draw:text-style-name="P1" draw:layer="layout" svg:x1="13.065cm" svg:y1="9.255cm" svg:x2="17.51cm" svg:y2="11.795cm" draw:start-shape="id4" draw:start-glue-point="2" draw:end-shape="id7" svg:d="m13065 9255v1270h4445v127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